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FreezeImpl.InternalFreezeImpl( AbstractVersionManager vMgr , NodeStateEx node , InternalVersionItem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Freeze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